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96.4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6" style:family="table-cell" style:parent-style-name="Default">
      <style:table-cell-properties fo:background-color="#ffffff"/>
      <style:text-properties style:font-name="Liberation Sans1"/>
    </style:style>
    <style:style style:name="ce7" style:family="table-cell" style:parent-style-name="Default" style:data-style-name="N100"/>
    <style:style style:name="ce8" style:family="table-cell" style:parent-style-name="Default" style:data-style-name="N136"/>
    <style:style style:name="ce9" style:family="table-cell" style:parent-style-name="Default" style:data-style-name="N137"/>
    <style:style style:name="ce10" style:family="table-cell" style:parent-style-name="Default" style:data-style-name="N126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4"/>
        <table:table-row table:style-name="ro1">
          <table:table-cell table:style-name="ce2" office:value-type="string" calcext:value-type="string">
            <text:p>AdministrativeBudget</text:p>
          </table:table-cell>
        </table:table-row>
        <table:table-row table:style-name="ro2">
          <table:table-cell table:style-name="ce3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5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6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7"/>
        <table:table-column table:style-name="co4" table:default-cell-style-name="ce7"/>
        <table:table-column table:style-name="co2" table:number-columns-repeated="6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6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/>
          <table:table-cell table:formula="of:=ROW([.E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matrix-columns-spanned="1" table:number-matrix-rows-spanned="62" table:formula="of:=FREQUENCY([.E2:.E63];[.F2:.F6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3"/>
          <table:table-cell table:formula="of:=[.E2]+IF(ISBLANK([.A3]);0;1)" office:value-type="float" office:value="3" calcext:value-type="float">
            <text:p>3</text:p>
          </table:table-cell>
          <table:table-cell table:formula="of:=[.F2]+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G2]+[.H2]"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table:formula="of:=[.E3]+IF(ISBLANK([.A4]);0;1)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G3]+[.H3]"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table:formula="of:=[.E4]+IF(ISBLANK([.A5]);0;1)" office:value-type="float" office:value="3" calcext:value-type="float">
            <text:p>3</text:p>
          </table:table-cell>
          <table:table-cell table:formula="of:=[.F4]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G4]+[.H4]"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table:formula="of:=[.E5]+IF(ISBLANK([.A6]);0;1)" office:value-type="float" office:value="3" calcext:value-type="float">
            <text:p>3</text:p>
          </table:table-cell>
          <table:table-cell table:formula="of:=[.F5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G5]+[.H5]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table:formula="of:=[.E6]+IF(ISBLANK([.A7]);0;1)" office:value-type="float" office:value="3" calcext:value-type="float">
            <text:p>3</text:p>
          </table:table-cell>
          <table:table-cell table:formula="of:=[.F6]+1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G6]+[.H6]" office:value-type="float" office:value="29" calcext:value-type="float">
            <text:p>29</text:p>
          </table:table-cell>
        </table:table-row>
        <table:table-row table:style-name="ro3">
          <table:table-cell table:number-columns-repeated="4"/>
          <table:table-cell table:formula="of:=[.E7]+IF(ISBLANK([.A8]);0;1)" office:value-type="float" office:value="3" calcext:value-type="float">
            <text:p>3</text:p>
          </table:table-cell>
          <table:table-cell table:formula="of:=[.F7]+1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[.G7]+[.H7]"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3"/>
          <table:table-cell table:formula="of:=[.E8]+IF(ISBLANK([.A9]);0;1)" office:value-type="float" office:value="4" calcext:value-type="float">
            <text:p>4</text:p>
          </table:table-cell>
          <table:table-cell table:formula="of:=[.F8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G8]+[.H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table:formula="of:=[.E9]+IF(ISBLANK([.A10]);0;1)" office:value-type="float" office:value="4" calcext:value-type="float">
            <text:p>4</text:p>
          </table:table-cell>
          <table:table-cell table:formula="of:=[.F9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G9]+[.H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table:formula="of:=[.E10]+IF(ISBLANK([.A11]);0;1)" office:value-type="float" office:value="4" calcext:value-type="float">
            <text:p>4</text:p>
          </table:table-cell>
          <table:table-cell table:formula="of:=[.F10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G10]+[.H1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table:formula="of:=[.E11]+IF(ISBLANK([.A12]);0;1)" office:value-type="float" office:value="4" calcext:value-type="float">
            <text:p>4</text:p>
          </table:table-cell>
          <table:table-cell table:formula="of:=[.F11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G11]+[.H1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table:formula="of:=[.E12]+IF(ISBLANK([.A13]);0;1)" office:value-type="float" office:value="4" calcext:value-type="float">
            <text:p>4</text:p>
          </table:table-cell>
          <table:table-cell table:formula="of:=[.F12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G12]+[.H1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3]+IF(ISBLANK([.A14]);0;1)" office:value-type="float" office:value="4" calcext:value-type="float">
            <text:p>4</text:p>
          </table:table-cell>
          <table:table-cell table:formula="of:=[.F13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G13]+[.H13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3"/>
          <table:table-cell table:formula="of:=[.E14]+IF(ISBLANK([.A15]);0;1)" office:value-type="float" office:value="5" calcext:value-type="float">
            <text:p>5</text:p>
          </table:table-cell>
          <table:table-cell table:formula="of:=[.F14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G14]+[.H1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table:formula="of:=[.E15]+IF(ISBLANK([.A16]);0;1)" office:value-type="float" office:value="5" calcext:value-type="float">
            <text:p>5</text:p>
          </table:table-cell>
          <table:table-cell table:formula="of:=[.F15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G15]+[.H1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table:formula="of:=[.E16]+IF(ISBLANK([.A17]);0;1)" office:value-type="float" office:value="5" calcext:value-type="float">
            <text:p>5</text:p>
          </table:table-cell>
          <table:table-cell table:formula="of:=[.F16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G16]+[.H1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17]+IF(ISBLANK([.A18]);0;1)" office:value-type="float" office:value="5" calcext:value-type="float">
            <text:p>5</text:p>
          </table:table-cell>
          <table:table-cell table:formula="of:=[.F17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G17]+[.H1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3"/>
          <table:table-cell table:formula="of:=[.E18]+IF(ISBLANK([.A19]);0;1)" office:value-type="float" office:value="6" calcext:value-type="float">
            <text:p>6</text:p>
          </table:table-cell>
          <table:table-cell table:formula="of:=[.F18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G18]+[.H1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table:formula="of:=[.E19]+IF(ISBLANK([.A20]);0;1)" office:value-type="float" office:value="6" calcext:value-type="float">
            <text:p>6</text:p>
          </table:table-cell>
          <table:table-cell table:formula="of:=[.F19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G19]+[.H1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table:formula="of:=[.E20]+IF(ISBLANK([.A21]);0;1)" office:value-type="float" office:value="6" calcext:value-type="float">
            <text:p>6</text:p>
          </table:table-cell>
          <table:table-cell table:formula="of:=[.F20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G20]+[.H2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Electrical</text:p>
          </table:table-cell>
          <table:table-cell table:number-columns-repeated="2"/>
          <table:table-cell table:formula="of:=[.E21]+IF(ISBLANK([.A22]);0;1)" office:value-type="float" office:value="6" calcext:value-type="float">
            <text:p>6</text:p>
          </table:table-cell>
          <table:table-cell table:formula="of:=[.F21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1]+[.H2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table:formula="of:=[.E22]+IF(ISBLANK([.A23]);0;1)" office:value-type="float" office:value="6" calcext:value-type="float">
            <text:p>6</text:p>
          </table:table-cell>
          <table:table-cell table:formula="of:=[.F22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G22]+[.H2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table:formula="of:=[.E23]+IF(ISBLANK([.A24]);0;1)" office:value-type="float" office:value="6" calcext:value-type="float">
            <text:p>6</text:p>
          </table:table-cell>
          <table:table-cell table:formula="of:=[.F23]+1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G23]+[.H2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E24]+IF(ISBLANK([.A25]);0;1)" office:value-type="float" office:value="6" calcext:value-type="float">
            <text:p>6</text:p>
          </table:table-cell>
          <table:table-cell table:formula="of:=[.F24]+1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G24]+[.H2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table:formula="of:=[.E25]+IF(ISBLANK([.A26]);0;1)" office:value-type="float" office:value="6" calcext:value-type="float">
            <text:p>6</text:p>
          </table:table-cell>
          <table:table-cell table:formula="of:=[.F25]+1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G25]+[.H2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table:formula="of:=[.E26]+IF(ISBLANK([.A27]);0;1)" office:value-type="float" office:value="6" calcext:value-type="float">
            <text:p>6</text:p>
          </table:table-cell>
          <table:table-cell table:formula="of:=[.F26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G26]+[.H2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27]+IF(ISBLANK([.A28]);0;1)" office:value-type="float" office:value="6" calcext:value-type="float">
            <text:p>6</text:p>
          </table:table-cell>
          <table:table-cell table:formula="of:=[.F27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G27]+[.H27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3"/>
          <table:table-cell table:formula="of:=[.E28]+IF(ISBLANK([.A29]);0;1)" office:value-type="float" office:value="7" calcext:value-type="float">
            <text:p>7</text:p>
          </table:table-cell>
          <table:table-cell table:formula="of:=[.F28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G28]+[.H2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table:formula="of:=[.E29]+IF(ISBLANK([.A30]);0;1)" office:value-type="float" office:value="7" calcext:value-type="float">
            <text:p>7</text:p>
          </table:table-cell>
          <table:table-cell table:formula="of:=[.F29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G29]+[.H2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table:formula="of:=[.E30]+IF(ISBLANK([.A31]);0;1)" office:value-type="float" office:value="7" calcext:value-type="float">
            <text:p>7</text:p>
          </table:table-cell>
          <table:table-cell table:formula="of:=[.F30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G30]+[.H3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2"/>
          <table:table-cell table:formula="of:=[.E31]+IF(ISBLANK([.A32]);0;1)" office:value-type="float" office:value="7" calcext:value-type="float">
            <text:p>7</text:p>
          </table:table-cell>
          <table:table-cell table:formula="of:=[.F31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G31]+[.H3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32]+IF(ISBLANK([.A33]);0;1)" office:value-type="float" office:value="7" calcext:value-type="float">
            <text:p>7</text:p>
          </table:table-cell>
          <table:table-cell table:formula="of:=[.F32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G32]+[.H32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3"/>
          <table:table-cell table:formula="of:=[.E33]+IF(ISBLANK([.A34]);0;1)" office:value-type="float" office:value="8" calcext:value-type="float">
            <text:p>8</text:p>
          </table:table-cell>
          <table:table-cell table:formula="of:=[.F33]+1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G33]+[.H33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table:formula="of:=[.E34]+IF(ISBLANK([.A35]);0;1)" office:value-type="float" office:value="8" calcext:value-type="float">
            <text:p>8</text:p>
          </table:table-cell>
          <table:table-cell table:formula="of:=[.F34]+1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G34]+[.H34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table:formula="of:=[.E35]+IF(ISBLANK([.A36]);0;1)" office:value-type="float" office:value="8" calcext:value-type="float">
            <text:p>8</text:p>
          </table:table-cell>
          <table:table-cell table:formula="of:=[.F35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G35]+[.H35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table:formula="of:=[.E36]+IF(ISBLANK([.A37]);0;1)" office:value-type="float" office:value="8" calcext:value-type="float">
            <text:p>8</text:p>
          </table:table-cell>
          <table:table-cell table:formula="of:=[.F36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G36]+[.H36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table:formula="of:=[.E37]+IF(ISBLANK([.A38]);0;1)" office:value-type="float" office:value="8" calcext:value-type="float">
            <text:p>8</text:p>
          </table:table-cell>
          <table:table-cell table:formula="of:=[.F37]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G37]+[.H37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table:formula="of:=[.E38]+IF(ISBLANK([.A39]);0;1)" office:value-type="float" office:value="8" calcext:value-type="float">
            <text:p>8</text:p>
          </table:table-cell>
          <table:table-cell table:formula="of:=[.F38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G38]+[.H38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table:formula="of:=[.E39]+IF(ISBLANK([.A40]);0;1)" office:value-type="float" office:value="8" calcext:value-type="float">
            <text:p>8</text:p>
          </table:table-cell>
          <table:table-cell table:formula="of:=[.F39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G39]+[.H39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table:formula="of:=[.E40]+IF(ISBLANK([.A41]);0;1)" office:value-type="float" office:value="8" calcext:value-type="float">
            <text:p>8</text:p>
          </table:table-cell>
          <table:table-cell table:formula="of:=[.F40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G40]+[.H40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table:formula="of:=[.E41]+IF(ISBLANK([.A42]);0;1)" office:value-type="float" office:value="8" calcext:value-type="float">
            <text:p>8</text:p>
          </table:table-cell>
          <table:table-cell table:formula="of:=[.F41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G41]+[.H41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2"/>
          <table:table-cell table:formula="of:=[.E42]+IF(ISBLANK([.A43]);0;1)" office:value-type="float" office:value="8" calcext:value-type="float">
            <text:p>8</text:p>
          </table:table-cell>
          <table:table-cell table:formula="of:=[.F42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G42]+[.H42]" office:value-type="float" office:value="63" calcext:value-type="float">
            <text:p>63</text:p>
          </table:table-cell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table:formula="of:=[.E43]+IF(ISBLANK([.A44]);0;1)" office:value-type="float" office:value="8" calcext:value-type="float">
            <text:p>8</text:p>
          </table:table-cell>
          <table:table-cell table:formula="of:=[.F43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G43]+[.H4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4]+IF(ISBLANK([.A45]);0;1)" office:value-type="float" office:value="8" calcext:value-type="float">
            <text:p>8</text:p>
          </table:table-cell>
          <table:table-cell table:formula="of:=[.F44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G44]+[.H4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5]+IF(ISBLANK([.A46]);0;1)" office:value-type="float" office:value="8" calcext:value-type="float">
            <text:p>8</text:p>
          </table:table-cell>
          <table:table-cell table:formula="of:=[.F45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G45]+[.H4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6]+IF(ISBLANK([.A47]);0;1)" office:value-type="float" office:value="8" calcext:value-type="float">
            <text:p>8</text:p>
          </table:table-cell>
          <table:table-cell table:formula="of:=[.F46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G46]+[.H4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7]+IF(ISBLANK([.A48]);0;1)" office:value-type="float" office:value="8" calcext:value-type="float">
            <text:p>8</text:p>
          </table:table-cell>
          <table:table-cell table:formula="of:=[.F47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G47]+[.H4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8]+IF(ISBLANK([.A49]);0;1)" office:value-type="float" office:value="8" calcext:value-type="float">
            <text:p>8</text:p>
          </table:table-cell>
          <table:table-cell table:formula="of:=[.F48]+1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G48]+[.H4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49]+IF(ISBLANK([.A50]);0;1)" office:value-type="float" office:value="8" calcext:value-type="float">
            <text:p>8</text:p>
          </table:table-cell>
          <table:table-cell table:formula="of:=[.F49]+1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G49]+[.H4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0]+IF(ISBLANK([.A51]);0;1)" office:value-type="float" office:value="8" calcext:value-type="float">
            <text:p>8</text:p>
          </table:table-cell>
          <table:table-cell table:formula="of:=[.F50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G50]+[.H5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1]+IF(ISBLANK([.A52]);0;1)" office:value-type="float" office:value="8" calcext:value-type="float">
            <text:p>8</text:p>
          </table:table-cell>
          <table:table-cell table:formula="of:=[.F51]+1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G51]+[.H51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2]+IF(ISBLANK([.A53]);0;1)" office:value-type="float" office:value="8" calcext:value-type="float">
            <text:p>8</text:p>
          </table:table-cell>
          <table:table-cell table:formula="of:=[.F52]+1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G52]+[.H52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3]+IF(ISBLANK([.A54]);0;1)" office:value-type="float" office:value="8" calcext:value-type="float">
            <text:p>8</text:p>
          </table:table-cell>
          <table:table-cell table:formula="of:=[.F53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G53]+[.H53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4]+IF(ISBLANK([.A55]);0;1)" office:value-type="float" office:value="8" calcext:value-type="float">
            <text:p>8</text:p>
          </table:table-cell>
          <table:table-cell table:formula="of:=[.F54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G54]+[.H54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5]+IF(ISBLANK([.A56]);0;1)" office:value-type="float" office:value="8" calcext:value-type="float">
            <text:p>8</text:p>
          </table:table-cell>
          <table:table-cell table:formula="of:=[.F55]+1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G55]+[.H55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6]+IF(ISBLANK([.A57]);0;1)" office:value-type="float" office:value="8" calcext:value-type="float">
            <text:p>8</text:p>
          </table:table-cell>
          <table:table-cell table:formula="of:=[.F56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G56]+[.H56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7]+IF(ISBLANK([.A58]);0;1)" office:value-type="float" office:value="8" calcext:value-type="float">
            <text:p>8</text:p>
          </table:table-cell>
          <table:table-cell table:formula="of:=[.F57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G57]+[.H57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8]+IF(ISBLANK([.A59]);0;1)" office:value-type="float" office:value="8" calcext:value-type="float">
            <text:p>8</text:p>
          </table:table-cell>
          <table:table-cell table:formula="of:=[.F58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G58]+[.H58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59]+IF(ISBLANK([.A60]);0;1)" office:value-type="float" office:value="8" calcext:value-type="float">
            <text:p>8</text:p>
          </table:table-cell>
          <table:table-cell table:formula="of:=[.F59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G59]+[.H59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0]+IF(ISBLANK([.A61]);0;1)" office:value-type="float" office:value="8" calcext:value-type="float">
            <text:p>8</text:p>
          </table:table-cell>
          <table:table-cell table:formula="of:=[.F60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G60]+[.H60]"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table:formula="of:=[.E61]+IF(ISBLANK([.A62]);0;1)" office:value-type="float" office:value="8" calcext:value-type="float">
            <text:p>8</text:p>
          </table:table-cell>
          <table:table-cell table:formula="of:=[.F61]+1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61]+[.H61]"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4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Budget" table:style-name="ta1">
        <table:table-column table:style-name="co5" table:default-cell-style-name="ce9"/>
        <table:table-column table:style-name="co6" table:default-cell-style-name="ce9"/>
        <table:table-column table:style-name="co7" table:default-cell-style-name="ce8"/>
        <table:table-column table:style-name="co8" table:default-cell-style-name="ce8"/>
        <table:table-column table:style-name="co8" table:default-cell-style-name="ce10"/>
        <table:table-column table:style-name="co9" table:default-cell-style-name="ce8"/>
        <table:table-column table:style-name="co10" table:default-cell-style-name="Default"/>
        <table:table-row table:style-name="ro3">
          <table:table-cell table:style-name="ce8" office:value-type="string" calcext:value-type="string">
            <text:p>Default change</text:p>
          </table:table-cell>
          <table:table-cell table:style-name="ce10" office:value-type="percentage" office:value="0.07" calcext:value-type="percentage">
            <text:p>7.0%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number-columns-repeated="2"/>
          <table:table-cell table:style-name="Default" table:number-columns-repeated="4"/>
          <table:table-cell/>
        </table:table-row>
        <table:table-row table:style-name="ro3"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Sub-category</text:p>
          </table:table-cell>
          <table:table-cell table:style-name="Default" office:value-type="string" calcext:value-type="string">
            <text:p>Previous year</text:p>
          </table:table-cell>
          <table:table-cell table:style-name="Default" office:value-type="string" calcext:value-type="string">
            <text:p>Assumed change (%)</text:p>
          </table:table-cell>
          <table:table-cell table:style-name="Default" office:value-type="string" calcext:value-type="string">
            <text:p>Projected exceptional expenses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Total category cost</text:p>
          </table:table-cell>
        </table:table-row>
        <table:table-row table:style-name="ro3">
          <table:table-cell table:formula="of:=IF(ISBLANK(['Previous Financials'.A3]); &quot;&quot;; ['Previous Financials'.A3])" office:value-type="string" office:string-value="Utilities" calcext:value-type="string">
            <text:p>Utilities</text:p>
          </table:table-cell>
          <table:table-cell table:formula="of:=IF(ISBLANK(['Previous Financials'.B3]); &quot;&quot;; ['Previous Financials'.B3])">
            <text:p/>
          </table:table-cell>
          <table:table-cell table:formula="of:=(['Previous Financials'.C3]-[#REF!])*(1+[.$B$1])" office:value-type="string" office:string-value="" calcext:value-type="error">
            <text:p>#VALUE!</text:p>
          </table:table-cell>
          <table:table-cell table:number-columns-repeated="2"/>
          <table:table-cell table:formula="of:=IF(ISBLANK([.E4]); [.C4]*(1+[.$B$1]); [.C4]*(1+[.E4]))" office:value-type="string" office:string-value="" calcext:value-type="error">
            <text:p>#VALUE!</text:p>
          </table:table-cell>
          <table:table-cell table:formula="of:=IF([.A4]=&quot;&quot;; 0; SUM([.F5:.F102])-SUM([.G5:.G102]))" office:value-type="string" office:string-value="" calcext:value-type="error">
            <text:p>#VALUE!</text:p>
          </table:table-cell>
        </table:table-row>
        <table:table-row table:style-name="ro3">
          <table:table-cell table:formula="of:=IF(ISBLANK(['Previous Financials'.A4]); &quot;&quot;; ['Previous Financials'.A4])">
            <text:p/>
          </table:table-cell>
          <table:table-cell table:formula="of:=IF(ISBLANK(['Previous Financials'.B4]); &quot;&quot;; ['Previous Financials'.B4])" office:value-type="string" office:string-value="Water" calcext:value-type="string">
            <text:p>Water</text:p>
          </table:table-cell>
          <table:table-cell table:formula="of:=(['Previous Financials'.C4]-[#REF!])*(1+[.$B$1])" office:value-type="string" office:string-value="" calcext:value-type="error">
            <text:p>#VALUE!</text:p>
          </table:table-cell>
          <table:table-cell table:number-columns-repeated="2"/>
          <table:table-cell table:formula="of:=IF(ISBLANK([.E5]); [.C5]*(1+[.$B$1]); [.C5]*(1+[.E5]))" office:value-type="string" office:string-value="" calcext:value-type="error">
            <text:p>#VALUE!</text:p>
          </table:table-cell>
          <table:table-cell table:formula="of:=IF([.A5]=&quot;&quot;; &quot;&quot;; SUM([.F6:.F103])-SUM([.G6:.G103]))">
            <text:p/>
          </table:table-cell>
        </table:table-row>
        <table:table-row table:style-name="ro3">
          <table:table-cell table:formula="of:=IF(ISBLANK(['Previous Financials'.A5]); &quot;&quot;; ['Previous Financials'.A5])">
            <text:p/>
          </table:table-cell>
          <table:table-cell table:formula="of:=IF(ISBLANK(['Previous Financials'.B5]); &quot;&quot;; ['Previous Financials'.B5])" office:value-type="string" office:string-value="Electricity" calcext:value-type="string">
            <text:p>Electricity</text:p>
          </table:table-cell>
          <table:table-cell table:formula="of:=(['Previous Financials'.C5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6]); [.C6]*(1+[.$B$1]); [.C6]*(1+[.E6]))" office:value-type="string" office:string-value="" calcext:value-type="error">
            <text:p>#REF!</text:p>
          </table:table-cell>
          <table:table-cell table:formula="of:=IF([.A6]=&quot;&quot;; &quot;&quot;; SUM([.F7:.F104])-SUM([.G7:.G104]))">
            <text:p/>
          </table:table-cell>
        </table:table-row>
        <table:table-row table:style-name="ro3">
          <table:table-cell table:formula="of:=IF(ISBLANK(['Previous Financials'.A6]); &quot;&quot;; ['Previous Financials'.A6])">
            <text:p/>
          </table:table-cell>
          <table:table-cell table:formula="of:=IF(ISBLANK(['Previous Financials'.B6]); &quot;&quot;; ['Previous Financials'.B6])" office:value-type="string" office:string-value="Sewerage" calcext:value-type="string">
            <text:p>Sewerage</text:p>
          </table:table-cell>
          <table:table-cell table:formula="of:=(['Previous Financials'.C6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7]); [.C7]*(1+[.$B$1]); [.C7]*(1+[.E7]))" office:value-type="string" office:string-value="" calcext:value-type="error">
            <text:p>#REF!</text:p>
          </table:table-cell>
          <table:table-cell table:formula="of:=IF([.A7]=&quot;&quot;; &quot;&quot;; SUM([.F8:.F105])-SUM([.G8:.G105]))">
            <text:p/>
          </table:table-cell>
        </table:table-row>
        <table:table-row table:style-name="ro3">
          <table:table-cell table:formula="of:=IF(ISBLANK(['Previous Financials'.A7]); &quot;&quot;; ['Previous Financials'.A7])">
            <text:p/>
          </table:table-cell>
          <table:table-cell table:formula="of:=IF(ISBLANK(['Previous Financials'.B7]); &quot;&quot;; ['Previous Financials'.B7])" office:value-type="string" office:string-value="Refuse" calcext:value-type="string">
            <text:p>Refuse</text:p>
          </table:table-cell>
          <table:table-cell table:formula="of:=(['Previous Financials'.C7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8]); [.C8]*(1+[.$B$1]); [.C8]*(1+[.E8]))" office:value-type="string" office:string-value="" calcext:value-type="error">
            <text:p>#REF!</text:p>
          </table:table-cell>
          <table:table-cell table:formula="of:=IF([.A8]=&quot;&quot;; &quot;&quot;; SUM([.F9:.F106])-SUM([.G9:.G106]))">
            <text:p/>
          </table:table-cell>
        </table:table-row>
        <table:table-row table:style-name="ro3">
          <table:table-cell table:formula="of:=IF(ISBLANK(['Previous Financials'.A8]); &quot;&quot;; ['Previous Financials'.A8])">
            <text:p/>
          </table:table-cell>
          <table:table-cell table:formula="of:=IF(ISBLANK(['Previous Financials'.B8]); &quot;&quot;; ['Previous Financials'.B8])">
            <text:p/>
          </table:table-cell>
          <table:table-cell table:formula="of:=(['Previous Financials'.C8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9]); [.C9]*(1+[.$B$1]); [.C9]*(1+[.E9]))" office:value-type="string" office:string-value="" calcext:value-type="error">
            <text:p>#REF!</text:p>
          </table:table-cell>
          <table:table-cell table:formula="of:=IF([.A9]=&quot;&quot;; &quot;&quot;; SUM([.F10:.F107])-SUM([.G10:.G107]))">
            <text:p/>
          </table:table-cell>
        </table:table-row>
        <table:table-row table:style-name="ro3">
          <table:table-cell table:formula="of:=IF(ISBLANK(['Previous Financials'.A9]); &quot;&quot;; ['Previous Financials'.A9])" office:value-type="string" office:string-value="Gardening &amp; Cleaning" calcext:value-type="string">
            <text:p>Gardening &amp; Cleaning</text:p>
          </table:table-cell>
          <table:table-cell table:formula="of:=IF(ISBLANK(['Previous Financials'.B9]); &quot;&quot;; ['Previous Financials'.B9])">
            <text:p/>
          </table:table-cell>
          <table:table-cell table:formula="of:=(['Previous Financials'.C9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0]); [.C10]*(1+[.$B$1]); [.C10]*(1+[.E10]))" office:value-type="string" office:string-value="" calcext:value-type="error">
            <text:p>#REF!</text:p>
          </table:table-cell>
          <table:table-cell table:formula="of:=IF([.A10]=&quot;&quot;; &quot;&quot;; SUM([.F11:.F108])-SUM([.G11:.G108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10]); &quot;&quot;; ['Previous Financials'.A10])">
            <text:p/>
          </table:table-cell>
          <table:table-cell table:formula="of:=IF(ISBLANK(['Previous Financials'.B10]); &quot;&quot;; ['Previous Financials'.B10])" office:value-type="string" office:string-value="Contract" calcext:value-type="string">
            <text:p>Contract</text:p>
          </table:table-cell>
          <table:table-cell table:formula="of:=(['Previous Financials'.C10]-[#REF!])*(1+[.$B$1])" office:value-type="string" office:string-value="" calcext:value-type="error">
            <text:p>#VALUE!</text:p>
          </table:table-cell>
          <table:table-cell table:number-columns-repeated="3"/>
          <table:table-cell table:formula="of:=IF([.A11]=&quot;&quot;; &quot;&quot;; SUM([.F12:.F109])-SUM([.G12:.G109]))">
            <text:p/>
          </table:table-cell>
        </table:table-row>
        <table:table-row table:style-name="ro3">
          <table:table-cell table:formula="of:=IF(ISBLANK(['Previous Financials'.A11]); &quot;&quot;; ['Previous Financials'.A11])">
            <text:p/>
          </table:table-cell>
          <table:table-cell table:formula="of:=IF(ISBLANK(['Previous Financials'.B11]); &quot;&quot;; ['Previous Financials'.B11])" office:value-type="string" office:string-value="Supplies" calcext:value-type="string">
            <text:p>Supplies</text:p>
          </table:table-cell>
          <table:table-cell table:formula="of:=(['Previous Financials'.C11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2]); [.C12]*(1+[.$B$1]); [.C12]*(1+[.E12]))" office:value-type="string" office:string-value="" calcext:value-type="error">
            <text:p>#REF!</text:p>
          </table:table-cell>
          <table:table-cell table:formula="of:=IF([.A12]=&quot;&quot;; &quot;&quot;; SUM([.F13:.F110])-SUM([.G13:.G110]))">
            <text:p/>
          </table:table-cell>
        </table:table-row>
        <table:table-row table:style-name="ro3">
          <table:table-cell table:formula="of:=IF(ISBLANK(['Previous Financials'.A12]); &quot;&quot;; ['Previous Financials'.A12])">
            <text:p/>
          </table:table-cell>
          <table:table-cell table:formula="of:=IF(ISBLANK(['Previous Financials'.B12]); &quot;&quot;; ['Previous Financials'.B12])" office:value-type="string" office:string-value="Irrigation system" calcext:value-type="string">
            <text:p>Irrigation system</text:p>
          </table:table-cell>
          <table:table-cell table:formula="of:=(['Previous Financials'.C12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3]); [.C13]*(1+[.$B$1]); [.C13]*(1+[.E13]))" office:value-type="string" office:string-value="" calcext:value-type="error">
            <text:p>#REF!</text:p>
          </table:table-cell>
          <table:table-cell table:formula="of:=IF([.A13]=&quot;&quot;; &quot;&quot;; SUM([.F14:.F111])-SUM([.G14:.G111]))">
            <text:p/>
          </table:table-cell>
        </table:table-row>
        <table:table-row table:style-name="ro3">
          <table:table-cell table:formula="of:=IF(ISBLANK(['Previous Financials'.A13]); &quot;&quot;; ['Previous Financials'.A13])">
            <text:p/>
          </table:table-cell>
          <table:table-cell table:formula="of:=IF(ISBLANK(['Previous Financials'.B13]); &quot;&quot;; ['Previous Financials'.B13])" office:value-type="string" office:string-value="Cleaning &amp; Recycling" calcext:value-type="string">
            <text:p>Cleaning &amp; Recycling</text:p>
          </table:table-cell>
          <table:table-cell table:formula="of:=(['Previous Financials'.C13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4]); [.C14]*(1+[.$B$1]); [.C14]*(1+[.E14]))" office:value-type="string" office:string-value="" calcext:value-type="error">
            <text:p>#REF!</text:p>
          </table:table-cell>
          <table:table-cell table:formula="of:=IF([.A14]=&quot;&quot;; &quot;&quot;; SUM([.F15:.F112])-SUM([.G15:.G112]))">
            <text:p/>
          </table:table-cell>
        </table:table-row>
        <table:table-row table:style-name="ro3">
          <table:table-cell table:formula="of:=IF(ISBLANK(['Previous Financials'.A14]); &quot;&quot;; ['Previous Financials'.A14])">
            <text:p/>
          </table:table-cell>
          <table:table-cell table:formula="of:=IF(ISBLANK(['Previous Financials'.B14]); &quot;&quot;; ['Previous Financials'.B14])">
            <text:p/>
          </table:table-cell>
          <table:table-cell table:formula="of:=(['Previous Financials'.C14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5]); [.C15]*(1+[.$B$1]); [.C15]*(1+[.E15]))" office:value-type="string" office:string-value="" calcext:value-type="error">
            <text:p>#REF!</text:p>
          </table:table-cell>
          <table:table-cell table:formula="of:=IF([.A15]=&quot;&quot;; &quot;&quot;; SUM([.F16:.F113])-SUM([.G16:.G113]))">
            <text:p/>
          </table:table-cell>
        </table:table-row>
        <table:table-row table:style-name="ro3">
          <table:table-cell table:formula="of:=IF(ISBLANK(['Previous Financials'.A15]); &quot;&quot;; ['Previous Financials'.A15])" office:value-type="string" office:string-value="Security" calcext:value-type="string">
            <text:p>Security</text:p>
          </table:table-cell>
          <table:table-cell table:formula="of:=IF(ISBLANK(['Previous Financials'.B15]); &quot;&quot;; ['Previous Financials'.B15])">
            <text:p/>
          </table:table-cell>
          <table:table-cell table:formula="of:=(['Previous Financials'.C15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6]); [.C16]*(1+[.$B$1]); [.C16]*(1+[.E16]))" office:value-type="string" office:string-value="" calcext:value-type="error">
            <text:p>#REF!</text:p>
          </table:table-cell>
          <table:table-cell table:formula="of:=IF([.A16]=&quot;&quot;; &quot;&quot;; SUM([.F17:.F114])-SUM([.G17:.G114]))" office:value-type="string" office:string-value="" calcext:value-type="error">
            <text:p>#VALUE!</text:p>
          </table:table-cell>
        </table:table-row>
        <table:table-row table:style-name="ro3">
          <table:table-cell table:formula="of:=IF(ISBLANK(['Previous Financials'.A16]); &quot;&quot;; ['Previous Financials'.A16])">
            <text:p/>
          </table:table-cell>
          <table:table-cell table:formula="of:=IF(ISBLANK(['Previous Financials'.B16]); &quot;&quot;; ['Previous Financials'.B16])" office:value-type="string" office:string-value="Monitoring" calcext:value-type="string">
            <text:p>Monitoring</text:p>
          </table:table-cell>
          <table:table-cell table:formula="of:=(['Previous Financials'.C16]-[#REF!])*(1+[.$B$1])" office:value-type="string" office:string-value="" calcext:value-type="error">
            <text:p>#VALUE!</text:p>
          </table:table-cell>
          <table:table-cell table:number-columns-repeated="2"/>
          <table:table-cell table:formula="of:=IF(ISBLANK([.E17]); [.C17]*(1+[.$B$1]); [.C17]*(1+[.E17]))" office:value-type="string" office:string-value="" calcext:value-type="error">
            <text:p>#VALUE!</text:p>
          </table:table-cell>
          <table:table-cell table:formula="of:=IF([.A17]=&quot;&quot;; &quot;&quot;; SUM([.F18:.F115])-SUM([.G18:.G115]))">
            <text:p/>
          </table:table-cell>
        </table:table-row>
        <table:table-row table:style-name="ro3">
          <table:table-cell table:formula="of:=IF(ISBLANK(['Previous Financials'.A17]); &quot;&quot;; ['Previous Financials'.A17])">
            <text:p/>
          </table:table-cell>
          <table:table-cell table:formula="of:=IF(ISBLANK(['Previous Financials'.B17]); &quot;&quot;; ['Previous Financials'.B17])" office:value-type="string" office:string-value="Patrols" calcext:value-type="string">
            <text:p>Patrols</text:p>
          </table:table-cell>
          <table:table-cell table:formula="of:=(['Previous Financials'.C17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8]); [.C18]*(1+[.$B$1]); [.C18]*(1+[.E18]))" office:value-type="string" office:string-value="" calcext:value-type="error">
            <text:p>#REF!</text:p>
          </table:table-cell>
          <table:table-cell table:formula="of:=IF([.A18]=&quot;&quot;; &quot;&quot;; SUM([.F19:.F116])-SUM([.G19:.G116]))">
            <text:p/>
          </table:table-cell>
        </table:table-row>
        <table:table-row table:style-name="ro3">
          <table:table-cell table:formula="of:=IF(ISBLANK(['Previous Financials'.A18]); &quot;&quot;; ['Previous Financials'.A18])">
            <text:p/>
          </table:table-cell>
          <table:table-cell table:formula="of:=IF(ISBLANK(['Previous Financials'.B18]); &quot;&quot;; ['Previous Financials'.B18])">
            <text:p/>
          </table:table-cell>
          <table:table-cell table:formula="of:=(['Previous Financials'.C18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19]); [.C19]*(1+[.$B$1]); [.C19]*(1+[.E19]))" office:value-type="string" office:string-value="" calcext:value-type="error">
            <text:p>#REF!</text:p>
          </table:table-cell>
          <table:table-cell table:formula="of:=IF([.A19]=&quot;&quot;; &quot;&quot;; SUM([.F20:.F117])-SUM([.G20:.G117]))">
            <text:p/>
          </table:table-cell>
        </table:table-row>
        <table:table-row table:style-name="ro3">
          <table:table-cell table:formula="of:=IF(ISBLANK(['Previous Financials'.A19]); &quot;&quot;; ['Previous Financials'.A19])" office:value-type="string" office:string-value="Repairs &amp; Maintenance" calcext:value-type="string">
            <text:p>Repairs &amp; Maintenance</text:p>
          </table:table-cell>
          <table:table-cell table:formula="of:=IF(ISBLANK(['Previous Financials'.B19]); &quot;&quot;; ['Previous Financials'.B19])">
            <text:p/>
          </table:table-cell>
          <table:table-cell table:formula="of:=(['Previous Financials'.C19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0]); [.C20]*(1+[.$B$1]); [.C20]*(1+[.E20]))" office:value-type="string" office:string-value="" calcext:value-type="error">
            <text:p>#REF!</text:p>
          </table:table-cell>
          <table:table-cell table:formula="of:=IF([.A20]=&quot;&quot;; &quot;&quot;; SUM([.F21:.F118])-SUM([.G21:.G118]))" office:value-type="string" office:string-value="" calcext:value-type="error">
            <text:p>#VALUE!</text:p>
          </table:table-cell>
        </table:table-row>
        <table:table-row table:style-name="ro3">
          <table:table-cell table:formula="of:=IF(ISBLANK(['Previous Financials'.A20]); &quot;&quot;; ['Previous Financials'.A20])">
            <text:p/>
          </table:table-cell>
          <table:table-cell table:formula="of:=IF(ISBLANK(['Previous Financials'.B20]); &quot;&quot;; ['Previous Financials'.B20])" office:value-type="string" office:string-value="Buildings" calcext:value-type="string">
            <text:p>Buildings</text:p>
          </table:table-cell>
          <table:table-cell table:formula="of:=(['Previous Financials'.C20]-[#REF!])*(1+[.$B$1])" office:value-type="string" office:string-value="" calcext:value-type="error">
            <text:p>#VALUE!</text:p>
          </table:table-cell>
          <table:table-cell table:number-columns-repeated="2"/>
          <table:table-cell table:formula="of:=IF(ISBLANK([.E21]); [.C21]*(1+[.$B$1]); [.C21]*(1+[.E21]))" office:value-type="string" office:string-value="" calcext:value-type="error">
            <text:p>#VALUE!</text:p>
          </table:table-cell>
          <table:table-cell table:formula="of:=IF([.A21]=&quot;&quot;; &quot;&quot;; SUM([.F22:.F119])-SUM([.G22:.G119]))">
            <text:p/>
          </table:table-cell>
        </table:table-row>
        <table:table-row table:style-name="ro3">
          <table:table-cell table:formula="of:=IF(ISBLANK(['Previous Financials'.A21]); &quot;&quot;; ['Previous Financials'.A21])">
            <text:p/>
          </table:table-cell>
          <table:table-cell table:formula="of:=IF(ISBLANK(['Previous Financials'.B21]); &quot;&quot;; ['Previous Financials'.B21])" office:value-type="string" office:string-value="Plumbing" calcext:value-type="string">
            <text:p>Plumbing</text:p>
          </table:table-cell>
          <table:table-cell table:formula="of:=(['Previous Financials'.C21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2]); [.C22]*(1+[.$B$1]); [.C22]*(1+[.E22]))" office:value-type="string" office:string-value="" calcext:value-type="error">
            <text:p>#REF!</text:p>
          </table:table-cell>
          <table:table-cell table:formula="of:=IF([.A22]=&quot;&quot;; &quot;&quot;; SUM([.F23:.F120])-SUM([.G23:.G120]))">
            <text:p/>
          </table:table-cell>
        </table:table-row>
        <table:table-row table:style-name="ro3">
          <table:table-cell table:formula="of:=IF(ISBLANK(['Previous Financials'.A23]); &quot;&quot;; ['Previous Financials'.A23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3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3]); [.C23]*(1+[.$B$1]); [.C23]*(1+[.E23]))" office:value-type="string" office:string-value="" calcext:value-type="error">
            <text:p>#REF!</text:p>
          </table:table-cell>
          <table:table-cell table:formula="of:=IF([.A23]=&quot;&quot;; &quot;&quot;; SUM([.F25:.F121])-SUM([.G25:.G121]))">
            <text:p/>
          </table:table-cell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3]); &quot;&quot;; ['Previous Financials'.B23])" office:value-type="string" office:string-value="Security repairs" calcext:value-type="string">
            <text:p>Security repairs</text:p>
          </table:table-cell>
          <table:table-cell table:formula="of:=(['Previous Financials'.C24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4]); [.C24]*(1+[.$B$1]); [.C24]*(1+[.E2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4]); &quot;&quot;; ['Previous Financials'.B24])" office:value-type="string" office:string-value="Pool" calcext:value-type="string">
            <text:p>Pool</text:p>
          </table:table-cell>
          <table:table-cell table:formula="of:=(['Previous Financials'.C24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5]); [.C25]*(1+[.$B$1]); [.C25]*(1+[.E25]))" office:value-type="string" office:string-value="" calcext:value-type="error">
            <text:p>#REF!</text:p>
          </table:table-cell>
          <table:table-cell table:formula="of:=IF([.A25]=&quot;&quot;; &quot;&quot;; SUM([.F26:.F122])-SUM([.G26:.G122]))">
            <text:p/>
          </table:table-cell>
        </table:table-row>
        <table:table-row table:style-name="ro3">
          <table:table-cell table:formula="of:=IF(ISBLANK(['Previous Financials'.A25]); &quot;&quot;; ['Previous Financials'.A25])">
            <text:p/>
          </table:table-cell>
          <table:table-cell table:formula="of:=IF(ISBLANK(['Previous Financials'.B25]); &quot;&quot;; ['Previous Financials'.B25])" office:value-type="string" office:string-value="Fire protection" calcext:value-type="string">
            <text:p>Fire protection</text:p>
          </table:table-cell>
          <table:table-cell table:formula="of:=(['Previous Financials'.C25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6]); [.C26]*(1+[.$B$1]); [.C26]*(1+[.E26]))" office:value-type="string" office:string-value="" calcext:value-type="error">
            <text:p>#REF!</text:p>
          </table:table-cell>
          <table:table-cell table:formula="of:=IF([.A26]=&quot;&quot;; &quot;&quot;; SUM([.F27:.F123])-SUM([.G27:.G123]))">
            <text:p/>
          </table:table-cell>
        </table:table-row>
        <table:table-row table:style-name="ro3">
          <table:table-cell table:formula="of:=IF(ISBLANK(['Previous Financials'.A26]); &quot;&quot;; ['Previous Financials'.A26])">
            <text:p/>
          </table:table-cell>
          <table:table-cell table:formula="of:=IF(ISBLANK(['Previous Financials'.B26]); &quot;&quot;; ['Previous Financials'.B26])" office:value-type="string" office:string-value="Painting" calcext:value-type="string">
            <text:p>Painting</text:p>
          </table:table-cell>
          <table:table-cell table:formula="of:=(['Previous Financials'.C26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7]); [.C27]*(1+[.$B$1]); [.C27]*(1+[.E27]))" office:value-type="string" office:string-value="" calcext:value-type="error">
            <text:p>#REF!</text:p>
          </table:table-cell>
          <table:table-cell table:formula="of:=IF([.A27]=&quot;&quot;; &quot;&quot;; SUM([.F28:.F124])-SUM([.G28:.G124]))">
            <text:p/>
          </table:table-cell>
        </table:table-row>
        <table:table-row table:style-name="ro3">
          <table:table-cell table:formula="of:=IF(ISBLANK(['Previous Financials'.A27]); &quot;&quot;; ['Previous Financials'.A27])">
            <text:p/>
          </table:table-cell>
          <table:table-cell table:formula="of:=IF(ISBLANK(['Previous Financials'.B27]); &quot;&quot;; ['Previous Financials'.B27])" office:value-type="string" office:string-value="Pest eradication" calcext:value-type="string">
            <text:p>Pest eradication</text:p>
          </table:table-cell>
          <table:table-cell table:formula="of:=(['Previous Financials'.C27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8]); [.C28]*(1+[.$B$1]); [.C28]*(1+[.E28]))" office:value-type="string" office:string-value="" calcext:value-type="error">
            <text:p>#REF!</text:p>
          </table:table-cell>
          <table:table-cell table:formula="of:=IF([.A28]=&quot;&quot;; &quot;&quot;; SUM([.F29:.F125])-SUM([.G29:.G125]))">
            <text:p/>
          </table:table-cell>
        </table:table-row>
        <table:table-row table:style-name="ro3">
          <table:table-cell table:formula="of:=IF(ISBLANK(['Previous Financials'.A28]); &quot;&quot;; ['Previous Financials'.A28])">
            <text:p/>
          </table:table-cell>
          <table:table-cell table:formula="of:=IF(ISBLANK(['Previous Financials'.B28]); &quot;&quot;; ['Previous Financials'.B28])">
            <text:p/>
          </table:table-cell>
          <table:table-cell table:formula="of:=(['Previous Financials'.C28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29]); [.C29]*(1+[.$B$1]); [.C29]*(1+[.E29]))" office:value-type="string" office:string-value="" calcext:value-type="error">
            <text:p>#REF!</text:p>
          </table:table-cell>
          <table:table-cell table:formula="of:=IF([.A29]=&quot;&quot;; &quot;&quot;; SUM([.F30:.F126])-SUM([.G30:.G126]))">
            <text:p/>
          </table:table-cell>
        </table:table-row>
        <table:table-row table:style-name="ro3">
          <table:table-cell table:formula="of:=IF(ISBLANK(['Previous Financials'.A29]); &quot;&quot;; ['Previous Financials'.A29])" office:value-type="string" office:string-value="Staff remuneration" calcext:value-type="string">
            <text:p>Staff remuneration</text:p>
          </table:table-cell>
          <table:table-cell table:formula="of:=IF(ISBLANK(['Previous Financials'.B29]); &quot;&quot;; ['Previous Financials'.B29])">
            <text:p/>
          </table:table-cell>
          <table:table-cell table:formula="of:=(['Previous Financials'.C29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0]); [.C30]*(1+[.$B$1]); [.C30]*(1+[.E30]))" office:value-type="string" office:string-value="" calcext:value-type="error">
            <text:p>#REF!</text:p>
          </table:table-cell>
          <table:table-cell table:formula="of:=IF([.A30]=&quot;&quot;; &quot;&quot;; SUM([.F31:.F127])-SUM([.G31:.G127]))" office:value-type="string" office:string-value="" calcext:value-type="error">
            <text:p>#REF!</text:p>
          </table:table-cell>
        </table:table-row>
        <table:table-row table:style-name="ro3">
          <table:table-cell table:formula="of:=IF(ISBLANK(['Previous Financials'.A30]); &quot;&quot;; ['Previous Financials'.A30])">
            <text:p/>
          </table:table-cell>
          <table:table-cell table:formula="of:=IF(ISBLANK(['Previous Financials'.B30]); &quot;&quot;; ['Previous Financials'.B30])" office:value-type="string" office:string-value="Complex manager" calcext:value-type="string">
            <text:p>Complex manager</text:p>
          </table:table-cell>
          <table:table-cell table:formula="of:=(['Previous Financials'.C30]-[#REF!])*(1+[.$B$1])" office:value-type="string" office:string-value="" calcext:value-type="error">
            <text:p>#VALUE!</text:p>
          </table:table-cell>
          <table:table-cell table:number-columns-repeated="3"/>
          <table:table-cell table:formula="of:=IF([.A31]=&quot;&quot;; &quot;&quot;; SUM([.F32:.F128])-SUM([.G32:.G128]))">
            <text:p/>
          </table:table-cell>
        </table:table-row>
        <table:table-row table:style-name="ro3">
          <table:table-cell table:formula="of:=IF(ISBLANK(['Previous Financials'.A31]); &quot;&quot;; ['Previous Financials'.A31])">
            <text:p/>
          </table:table-cell>
          <table:table-cell table:formula="of:=IF(ISBLANK(['Previous Financials'.B31]); &quot;&quot;; ['Previous Financials'.B31])" office:value-type="string" office:string-value="Other staff" calcext:value-type="string">
            <text:p>Other staff</text:p>
          </table:table-cell>
          <table:table-cell table:formula="of:=(['Previous Financials'.C31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2]); [.C32]*(1+[.$B$1]); [.C32]*(1+[.E32]))" office:value-type="string" office:string-value="" calcext:value-type="error">
            <text:p>#REF!</text:p>
          </table:table-cell>
          <table:table-cell table:formula="of:=IF([.A32]=&quot;&quot;; &quot;&quot;; SUM([.F33:.F129])-SUM([.G33:.G129]))">
            <text:p/>
          </table:table-cell>
        </table:table-row>
        <table:table-row table:style-name="ro3">
          <table:table-cell table:formula="of:=IF(ISBLANK(['Previous Financials'.A32]); &quot;&quot;; ['Previous Financials'.A32])">
            <text:p/>
          </table:table-cell>
          <table:table-cell table:formula="of:=IF(ISBLANK(['Previous Financials'.B32]); &quot;&quot;; ['Previous Financials'.B32])" office:value-type="string" office:string-value="Welfare (Lunch, UIF, etc)" calcext:value-type="string">
            <text:p>Welfare (Lunch, UIF, etc)</text:p>
          </table:table-cell>
          <table:table-cell table:formula="of:=(['Previous Financials'.C32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3]); [.C33]*(1+[.$B$1]); [.C33]*(1+[.E33]))" office:value-type="string" office:string-value="" calcext:value-type="error">
            <text:p>#REF!</text:p>
          </table:table-cell>
          <table:table-cell table:formula="of:=IF([.A33]=&quot;&quot;; &quot;&quot;; SUM([.F34:.F130])-SUM([.G34:.G130]))">
            <text:p/>
          </table:table-cell>
        </table:table-row>
        <table:table-row table:style-name="ro3">
          <table:table-cell table:formula="of:=IF(ISBLANK(['Previous Financials'.A33]); &quot;&quot;; ['Previous Financials'.A33])">
            <text:p/>
          </table:table-cell>
          <table:table-cell table:formula="of:=IF(ISBLANK(['Previous Financials'.B33]); &quot;&quot;; ['Previous Financials'.B33])">
            <text:p/>
          </table:table-cell>
          <table:table-cell table:formula="of:=(['Previous Financials'.C33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4]); [.C34]*(1+[.$B$1]); [.C34]*(1+[.E34]))" office:value-type="string" office:string-value="" calcext:value-type="error">
            <text:p>#REF!</text:p>
          </table:table-cell>
          <table:table-cell table:formula="of:=IF([.A34]=&quot;&quot;; &quot;&quot;; SUM([.F35:.F131])-SUM([.G35:.G131]))">
            <text:p/>
          </table:table-cell>
        </table:table-row>
        <table:table-row table:style-name="ro3">
          <table:table-cell table:formula="of:=IF(ISBLANK(['Previous Financials'.A34]); &quot;&quot;; ['Previous Financials'.A34])" office:value-type="string" office:string-value="Operational Expenses" calcext:value-type="string">
            <text:p>Operational Expenses</text:p>
          </table:table-cell>
          <table:table-cell table:formula="of:=IF(ISBLANK(['Previous Financials'.B34]); &quot;&quot;; ['Previous Financials'.B34])">
            <text:p/>
          </table:table-cell>
          <table:table-cell table:formula="of:=(['Previous Financials'.C34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5]); [.C35]*(1+[.$B$1]); [.C35]*(1+[.E35]))" office:value-type="string" office:string-value="" calcext:value-type="error">
            <text:p>#REF!</text:p>
          </table:table-cell>
          <table:table-cell table:formula="of:=IF([.A35]=&quot;&quot;; &quot;&quot;; SUM([.F36:.F132])-SUM([.G36:.G132]))" office:value-type="string" office:string-value="" calcext:value-type="error">
            <text:p>#VALUE!</text:p>
          </table:table-cell>
        </table:table-row>
        <table:table-row table:style-name="ro3">
          <table:table-cell table:formula="of:=IF(ISBLANK(['Previous Financials'.A35]); &quot;&quot;; ['Previous Financials'.A35])">
            <text:p/>
          </table:table-cell>
          <table:table-cell table:formula="of:=IF(ISBLANK(['Previous Financials'.B35]); &quot;&quot;; ['Previous Financials'.B35])" office:value-type="string" office:string-value="Administration and management" calcext:value-type="string">
            <text:p>Administration and management</text:p>
          </table:table-cell>
          <table:table-cell table:formula="of:=(['Previous Financials'.C35]-[#REF!])*(1+[.$B$1])" office:value-type="string" office:string-value="" calcext:value-type="error">
            <text:p>#VALUE!</text:p>
          </table:table-cell>
          <table:table-cell table:number-columns-repeated="2"/>
          <table:table-cell table:formula="of:=IF(ISBLANK([.E36]); [.C36]*(1+[.$B$1]); [.C36]*(1+[.E36]))" office:value-type="string" office:string-value="" calcext:value-type="error">
            <text:p>#VALUE!</text:p>
          </table:table-cell>
          <table:table-cell table:formula="of:=IF([.A36]=&quot;&quot;; &quot;&quot;; SUM([.F37:.F133])-SUM([.G37:.G133]))">
            <text:p/>
          </table:table-cell>
        </table:table-row>
        <table:table-row table:style-name="ro3">
          <table:table-cell table:formula="of:=IF(ISBLANK(['Previous Financials'.A36]); &quot;&quot;; ['Previous Financials'.A36])">
            <text:p/>
          </table:table-cell>
          <table:table-cell table:formula="of:=IF(ISBLANK(['Previous Financials'.B36]); &quot;&quot;; ['Previous Financials'.B36])" office:value-type="string" office:string-value="Accounting and auditing" calcext:value-type="string">
            <text:p>Accounting and auditing</text:p>
          </table:table-cell>
          <table:table-cell table:formula="of:=(['Previous Financials'.C36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7]); [.C37]*(1+[.$B$1]); [.C37]*(1+[.E37]))" office:value-type="string" office:string-value="" calcext:value-type="error">
            <text:p>#REF!</text:p>
          </table:table-cell>
          <table:table-cell table:formula="of:=IF([.A37]=&quot;&quot;; &quot;&quot;; SUM([.F38:.F134])-SUM([.G38:.G134]))">
            <text:p/>
          </table:table-cell>
        </table:table-row>
        <table:table-row table:style-name="ro3">
          <table:table-cell table:formula="of:=IF(ISBLANK(['Previous Financials'.A37]); &quot;&quot;; ['Previous Financials'.A37])">
            <text:p/>
          </table:table-cell>
          <table:table-cell table:formula="of:=IF(ISBLANK(['Previous Financials'.B37]); &quot;&quot;; ['Previous Financials'.B37])" office:value-type="string" office:string-value="Legal" calcext:value-type="string">
            <text:p>Legal</text:p>
          </table:table-cell>
          <table:table-cell table:formula="of:=(['Previous Financials'.C37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8]); [.C38]*(1+[.$B$1]); [.C38]*(1+[.E38]))" office:value-type="string" office:string-value="" calcext:value-type="error">
            <text:p>#REF!</text:p>
          </table:table-cell>
          <table:table-cell table:formula="of:=IF([.A38]=&quot;&quot;; &quot;&quot;; SUM([.F39:.F135])-SUM([.G39:.G135]))">
            <text:p/>
          </table:table-cell>
        </table:table-row>
        <table:table-row table:style-name="ro3">
          <table:table-cell table:formula="of:=IF(ISBLANK(['Previous Financials'.A38]); &quot;&quot;; ['Previous Financials'.A38])">
            <text:p/>
          </table:table-cell>
          <table:table-cell table:formula="of:=IF(ISBLANK(['Previous Financials'.B38]); &quot;&quot;; ['Previous Financials'.B38])" office:value-type="string" office:string-value="Insurance" calcext:value-type="string">
            <text:p>Insurance</text:p>
          </table:table-cell>
          <table:table-cell table:formula="of:=(['Previous Financials'.C38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39]); [.C39]*(1+[.$B$1]); [.C39]*(1+[.E39]))" office:value-type="string" office:string-value="" calcext:value-type="error">
            <text:p>#REF!</text:p>
          </table:table-cell>
          <table:table-cell table:formula="of:=IF([.A39]=&quot;&quot;; &quot;&quot;; SUM([.F40:.F136])-SUM([.G40:.G136]))">
            <text:p/>
          </table:table-cell>
        </table:table-row>
        <table:table-row table:style-name="ro3">
          <table:table-cell table:formula="of:=IF(ISBLANK(['Previous Financials'.A39]); &quot;&quot;; ['Previous Financials'.A39])">
            <text:p/>
          </table:table-cell>
          <table:table-cell table:formula="of:=IF(ISBLANK(['Previous Financials'.B39]); &quot;&quot;; ['Previous Financials'.B39])" office:value-type="string" office:string-value="Telephone" calcext:value-type="string">
            <text:p>Telephone</text:p>
          </table:table-cell>
          <table:table-cell table:formula="of:=(['Previous Financials'.C39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0]); [.C40]*(1+[.$B$1]); [.C40]*(1+[.E40]))" office:value-type="string" office:string-value="" calcext:value-type="error">
            <text:p>#REF!</text:p>
          </table:table-cell>
          <table:table-cell table:formula="of:=IF([.A40]=&quot;&quot;; &quot;&quot;; SUM([.F41:.F137])-SUM([.G41:.G137]))">
            <text:p/>
          </table:table-cell>
        </table:table-row>
        <table:table-row table:style-name="ro3">
          <table:table-cell table:formula="of:=IF(ISBLANK(['Previous Financials'.A40]); &quot;&quot;; ['Previous Financials'.A40])">
            <text:p/>
          </table:table-cell>
          <table:table-cell table:formula="of:=IF(ISBLANK(['Previous Financials'.B40]); &quot;&quot;; ['Previous Financials'.B40])" office:value-type="string" office:string-value="Printing &amp; stationery" calcext:value-type="string">
            <text:p>Printing &amp; stationery</text:p>
          </table:table-cell>
          <table:table-cell table:formula="of:=(['Previous Financials'.C40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1]); [.C41]*(1+[.$B$1]); [.C41]*(1+[.E41]))" office:value-type="string" office:string-value="" calcext:value-type="error">
            <text:p>#REF!</text:p>
          </table:table-cell>
          <table:table-cell table:formula="of:=IF([.A41]=&quot;&quot;; &quot;&quot;; SUM([.F42:.F138])-SUM([.G42:.G138]))">
            <text:p/>
          </table:table-cell>
        </table:table-row>
        <table:table-row table:style-name="ro3">
          <table:table-cell table:formula="of:=IF(ISBLANK(['Previous Financials'.A41]); &quot;&quot;; ['Previous Financials'.A41])">
            <text:p/>
          </table:table-cell>
          <table:table-cell table:formula="of:=IF(ISBLANK(['Previous Financials'.B41]); &quot;&quot;; ['Previous Financials'.B41])" office:value-type="string" office:string-value="Storage" calcext:value-type="string">
            <text:p>Storage</text:p>
          </table:table-cell>
          <table:table-cell table:formula="of:=(['Previous Financials'.C41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2]); [.C42]*(1+[.$B$1]); [.C42]*(1+[.E42]))" office:value-type="string" office:string-value="" calcext:value-type="error">
            <text:p>#REF!</text:p>
          </table:table-cell>
          <table:table-cell table:formula="of:=IF([.A42]=&quot;&quot;; &quot;&quot;; SUM([.F43:.F139])-SUM([.G43:.G139]))">
            <text:p/>
          </table:table-cell>
        </table:table-row>
        <table:table-row table:style-name="ro3">
          <table:table-cell table:formula="of:=IF(ISBLANK(['Previous Financials'.A42]); &quot;&quot;; ['Previous Financials'.A42])">
            <text:p/>
          </table:table-cell>
          <table:table-cell table:formula="of:=IF(ISBLANK(['Previous Financials'.B42]); &quot;&quot;; ['Previous Financials'.B42])" office:value-type="string" office:string-value="Bank charges" calcext:value-type="string">
            <text:p>Bank charges</text:p>
          </table:table-cell>
          <table:table-cell table:formula="of:=(['Previous Financials'.C42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3]); [.C43]*(1+[.$B$1]); [.C43]*(1+[.E43]))" office:value-type="string" office:string-value="" calcext:value-type="error">
            <text:p>#REF!</text:p>
          </table:table-cell>
          <table:table-cell table:formula="of:=IF([.A43]=&quot;&quot;; &quot;&quot;; SUM([.F44:.F140])-SUM([.G44:.G140]))">
            <text:p/>
          </table:table-cell>
        </table:table-row>
        <table:table-row table:style-name="ro3">
          <table:table-cell table:formula="of:=IF(ISBLANK(['Previous Financials'.A43]); &quot;&quot;; ['Previous Financials'.A43])">
            <text:p/>
          </table:table-cell>
          <table:table-cell table:formula="of:=IF(ISBLANK(['Previous Financials'.B43]); &quot;&quot;; ['Previous Financials'.B43])" office:value-type="string" office:string-value="Local travel" calcext:value-type="string">
            <text:p>Local travel</text:p>
          </table:table-cell>
          <table:table-cell table:formula="of:=(['Previous Financials'.C43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4]); [.C44]*(1+[.$B$1]); [.C44]*(1+[.E44]))" office:value-type="string" office:string-value="" calcext:value-type="error">
            <text:p>#REF!</text:p>
          </table:table-cell>
          <table:table-cell table:formula="of:=IF([.A44]=&quot;&quot;; &quot;&quot;; SUM([.F45:.F141])-SUM([.G45:.G141]))">
            <text:p/>
          </table:table-cell>
        </table:table-row>
        <table:table-row table:style-name="ro3">
          <table:table-cell table:formula="of:=IF(ISBLANK(['Previous Financials'.A44]); &quot;&quot;; ['Previous Financials'.A44])">
            <text:p/>
          </table:table-cell>
          <table:table-cell table:formula="of:=IF(ISBLANK(['Previous Financials'.B44]); &quot;&quot;; ['Previous Financials'.B44])" office:value-type="string" office:string-value="Venue hiring" calcext:value-type="string">
            <text:p>Venue hiring</text:p>
          </table:table-cell>
          <table:table-cell table:formula="of:=(['Previous Financials'.C44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5]); [.C45]*(1+[.$B$1]); [.C45]*(1+[.E45]))" office:value-type="string" office:string-value="" calcext:value-type="error">
            <text:p>#REF!</text:p>
          </table:table-cell>
          <table:table-cell table:formula="of:=IF([.A45]=&quot;&quot;; &quot;&quot;; SUM([.F46:.F142])-SUM([.G46:.G142]))">
            <text:p/>
          </table:table-cell>
        </table:table-row>
        <table:table-row table:style-name="ro3">
          <table:table-cell table:formula="of:=IF(ISBLANK(['Previous Financials'.A45]); &quot;&quot;; ['Previous Financials'.A45])">
            <text:p/>
          </table:table-cell>
          <table:table-cell table:formula="of:=IF(ISBLANK(['Previous Financials'.B45]); &quot;&quot;; ['Previous Financials'.B45])">
            <text:p/>
          </table:table-cell>
          <table:table-cell table:formula="of:=(['Previous Financials'.C45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6]); [.C46]*(1+[.$B$1]); [.C46]*(1+[.E46]))" office:value-type="string" office:string-value="" calcext:value-type="error">
            <text:p>#REF!</text:p>
          </table:table-cell>
          <table:table-cell table:formula="of:=IF([.A46]=&quot;&quot;; &quot;&quot;; SUM([.F47:.F143])-SUM([.G47:.G143]))">
            <text:p/>
          </table:table-cell>
        </table:table-row>
        <table:table-row table:style-name="ro3">
          <table:table-cell table:formula="of:=IF(ISBLANK(['Previous Financials'.A46]); &quot;&quot;; ['Previous Financials'.A46])">
            <text:p/>
          </table:table-cell>
          <table:table-cell table:formula="of:=IF(ISBLANK(['Previous Financials'.B46]); &quot;&quot;; ['Previous Financials'.B46])">
            <text:p/>
          </table:table-cell>
          <table:table-cell table:formula="of:=(['Previous Financials'.C46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7]); [.C47]*(1+[.$B$1]); [.C47]*(1+[.E4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7]); &quot;&quot;; ['Previous Financials'.A47])">
            <text:p/>
          </table:table-cell>
          <table:table-cell table:formula="of:=IF(ISBLANK(['Previous Financials'.B47]); &quot;&quot;; ['Previous Financials'.B47])">
            <text:p/>
          </table:table-cell>
          <table:table-cell table:formula="of:=(['Previous Financials'.C47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8]); [.C48]*(1+[.$B$1]); [.C48]*(1+[.E4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8]); &quot;&quot;; ['Previous Financials'.A48])">
            <text:p/>
          </table:table-cell>
          <table:table-cell table:formula="of:=IF(ISBLANK(['Previous Financials'.B48]); &quot;&quot;; ['Previous Financials'.B48])">
            <text:p/>
          </table:table-cell>
          <table:table-cell table:formula="of:=(['Previous Financials'.C48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49]); [.C49]*(1+[.$B$1]); [.C49]*(1+[.E4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49]); &quot;&quot;; ['Previous Financials'.A49])">
            <text:p/>
          </table:table-cell>
          <table:table-cell table:formula="of:=IF(ISBLANK(['Previous Financials'.B49]); &quot;&quot;; ['Previous Financials'.B49])">
            <text:p/>
          </table:table-cell>
          <table:table-cell table:formula="of:=(['Previous Financials'.C49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0]); [.C50]*(1+[.$B$1]); [.C50]*(1+[.E50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0]); &quot;&quot;; ['Previous Financials'.A50])">
            <text:p/>
          </table:table-cell>
          <table:table-cell table:formula="of:=IF(ISBLANK(['Previous Financials'.B50]); &quot;&quot;; ['Previous Financials'.B50])">
            <text:p/>
          </table:table-cell>
          <table:table-cell table:formula="of:=(['Previous Financials'.C50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1]); [.C51]*(1+[.$B$1]); [.C51]*(1+[.E51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1]); &quot;&quot;; ['Previous Financials'.A51])">
            <text:p/>
          </table:table-cell>
          <table:table-cell table:formula="of:=IF(ISBLANK(['Previous Financials'.B51]); &quot;&quot;; ['Previous Financials'.B51])">
            <text:p/>
          </table:table-cell>
          <table:table-cell table:formula="of:=(['Previous Financials'.C51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2]); [.C52]*(1+[.$B$1]); [.C52]*(1+[.E52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2]); &quot;&quot;; ['Previous Financials'.A52])">
            <text:p/>
          </table:table-cell>
          <table:table-cell table:formula="of:=IF(ISBLANK(['Previous Financials'.B52]); &quot;&quot;; ['Previous Financials'.B52])">
            <text:p/>
          </table:table-cell>
          <table:table-cell table:formula="of:=(['Previous Financials'.C52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3]); [.C53]*(1+[.$B$1]); [.C53]*(1+[.E53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3]); &quot;&quot;; ['Previous Financials'.A53])">
            <text:p/>
          </table:table-cell>
          <table:table-cell table:formula="of:=IF(ISBLANK(['Previous Financials'.B53]); &quot;&quot;; ['Previous Financials'.B53])">
            <text:p/>
          </table:table-cell>
          <table:table-cell table:formula="of:=(['Previous Financials'.C53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4]); [.C54]*(1+[.$B$1]); [.C54]*(1+[.E54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4]); &quot;&quot;; ['Previous Financials'.A54])">
            <text:p/>
          </table:table-cell>
          <table:table-cell table:formula="of:=IF(ISBLANK(['Previous Financials'.B54]); &quot;&quot;; ['Previous Financials'.B54])">
            <text:p/>
          </table:table-cell>
          <table:table-cell table:formula="of:=(['Previous Financials'.C54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5]); [.C55]*(1+[.$B$1]); [.C55]*(1+[.E55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5]); &quot;&quot;; ['Previous Financials'.A55])">
            <text:p/>
          </table:table-cell>
          <table:table-cell table:formula="of:=IF(ISBLANK(['Previous Financials'.B55]); &quot;&quot;; ['Previous Financials'.B55])">
            <text:p/>
          </table:table-cell>
          <table:table-cell table:formula="of:=(['Previous Financials'.C55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6]); [.C56]*(1+[.$B$1]); [.C56]*(1+[.E56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6]); &quot;&quot;; ['Previous Financials'.A56])">
            <text:p/>
          </table:table-cell>
          <table:table-cell table:formula="of:=IF(ISBLANK(['Previous Financials'.B56]); &quot;&quot;; ['Previous Financials'.B56])">
            <text:p/>
          </table:table-cell>
          <table:table-cell table:formula="of:=(['Previous Financials'.C56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7]); [.C57]*(1+[.$B$1]); [.C57]*(1+[.E57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7]); &quot;&quot;; ['Previous Financials'.A57])">
            <text:p/>
          </table:table-cell>
          <table:table-cell table:formula="of:=IF(ISBLANK(['Previous Financials'.B57]); &quot;&quot;; ['Previous Financials'.B57])">
            <text:p/>
          </table:table-cell>
          <table:table-cell table:formula="of:=(['Previous Financials'.C57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8]); [.C58]*(1+[.$B$1]); [.C58]*(1+[.E58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8]); &quot;&quot;; ['Previous Financials'.A58])">
            <text:p/>
          </table:table-cell>
          <table:table-cell table:formula="of:=IF(ISBLANK(['Previous Financials'.B58]); &quot;&quot;; ['Previous Financials'.B58])">
            <text:p/>
          </table:table-cell>
          <table:table-cell table:formula="of:=(['Previous Financials'.C58]-[#REF!])*(1+[.$B$1])" office:value-type="string" office:string-value="" calcext:value-type="error">
            <text:p>#REF!</text:p>
          </table:table-cell>
          <table:table-cell table:number-columns-repeated="2"/>
          <table:table-cell table:formula="of:=IF(ISBLANK([.E59]); [.C59]*(1+[.$B$1]); [.C59]*(1+[.E59]))" office:value-type="string" office:string-value="" calcext:value-type="error">
            <text:p>#REF!</text:p>
          </table:table-cell>
          <table:table-cell/>
        </table:table-row>
        <table:table-row table:style-name="ro3">
          <table:table-cell table:formula="of:=IF(ISBLANK(['Previous Financials'.A59]); &quot;&quot;; ['Previous Financials'.A59])">
            <text:p/>
          </table:table-cell>
          <table:table-cell table:formula="of:=IF(ISBLANK(['Previous Financials'.B59]); &quot;&quot;; ['Previous Financials'.B5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0]); &quot;&quot;; ['Previous Financials'.A60])">
            <text:p/>
          </table:table-cell>
          <table:table-cell table:formula="of:=IF(ISBLANK(['Previous Financials'.B60]); &quot;&quot;; ['Previous Financials'.B60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1]); &quot;&quot;; ['Previous Financials'.A61])">
            <text:p/>
          </table:table-cell>
          <table:table-cell table:formula="of:=IF(ISBLANK(['Previous Financials'.B61]); &quot;&quot;; ['Previous Financials'.B61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2]); &quot;&quot;; ['Previous Financials'.A62])">
            <text:p/>
          </table:table-cell>
          <table:table-cell table:formula="of:=IF(ISBLANK(['Previous Financials'.B62]); &quot;&quot;; ['Previous Financials'.B62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3]); &quot;&quot;; ['Previous Financials'.A63])" office:value-type="string" office:string-value="Total" calcext:value-type="string">
            <text:p>Total</text:p>
          </table:table-cell>
          <table:table-cell table:formula="of:=IF(ISBLANK(['Previous Financials'.B63]); &quot;&quot;; ['Previous Financials'.B63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4]); &quot;&quot;; ['Previous Financials'.A64])">
            <text:p/>
          </table:table-cell>
          <table:table-cell table:formula="of:=IF(ISBLANK(['Previous Financials'.B64]); &quot;&quot;; ['Previous Financials'.B64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5]); &quot;&quot;; ['Previous Financials'.A65])">
            <text:p/>
          </table:table-cell>
          <table:table-cell table:formula="of:=IF(ISBLANK(['Previous Financials'.B65]); &quot;&quot;; ['Previous Financials'.B65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6]); &quot;&quot;; ['Previous Financials'.A66])">
            <text:p/>
          </table:table-cell>
          <table:table-cell table:formula="of:=IF(ISBLANK(['Previous Financials'.B66]); &quot;&quot;; ['Previous Financials'.B66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7]); &quot;&quot;; ['Previous Financials'.A67])">
            <text:p/>
          </table:table-cell>
          <table:table-cell table:formula="of:=IF(ISBLANK(['Previous Financials'.B67]); &quot;&quot;; ['Previous Financials'.B67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8]); &quot;&quot;; ['Previous Financials'.A68])">
            <text:p/>
          </table:table-cell>
          <table:table-cell table:formula="of:=IF(ISBLANK(['Previous Financials'.B68]); &quot;&quot;; ['Previous Financials'.B68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69]); &quot;&quot;; ['Previous Financials'.A69])">
            <text:p/>
          </table:table-cell>
          <table:table-cell table:formula="of:=IF(ISBLANK(['Previous Financials'.B69]); &quot;&quot;; ['Previous Financials'.B69])">
            <text:p/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3">
          <table:table-cell table:formula="of:=IF(ISBLANK(['Previous Financials'.A70]); &quot;&quot;; ['Previous Financials'.A70])">
            <text:p/>
          </table:table-cell>
          <table:table-cell table:formula="of:=IF(ISBLANK(['Previous Financials'.B70]); &quot;&quot;; ['Previous Financials'.B70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1]); &quot;&quot;; ['Previous Financials'.A71])">
            <text:p/>
          </table:table-cell>
          <table:table-cell table:formula="of:=IF(ISBLANK(['Previous Financials'.B71]); &quot;&quot;; ['Previous Financials'.B71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2]); &quot;&quot;; ['Previous Financials'.A72])">
            <text:p/>
          </table:table-cell>
          <table:table-cell table:formula="of:=IF(ISBLANK(['Previous Financials'.B72]); &quot;&quot;; ['Previous Financials'.B72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formula="of:=IF(ISBLANK(['Previous Financials'.A73]); &quot;&quot;; ['Previous Financials'.A73])">
            <text:p/>
          </table:table-cell>
          <table:table-cell table:formula="of:=IF(ISBLANK(['Previous Financials'.B73]); &quot;&quot;; ['Previous Financials'.B73])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74]" office:value-type="float" office:value="0" calcext:value-type="float">
            <text:p/>
          </table:table-cell>
          <table:table-cell table:style-name="ce8" table:formula="of:=['Previous Financials'.B7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75]" office:value-type="float" office:value="0" calcext:value-type="float">
            <text:p/>
          </table:table-cell>
          <table:table-cell table:style-name="ce8" table:formula="of:=['Previous Financials'.B7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76]" office:value-type="float" office:value="0" calcext:value-type="float">
            <text:p/>
          </table:table-cell>
          <table:table-cell table:style-name="ce8" table:formula="of:=['Previous Financials'.B7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77]" office:value-type="float" office:value="0" calcext:value-type="float">
            <text:p/>
          </table:table-cell>
          <table:table-cell table:style-name="ce8" table:formula="of:=['Previous Financials'.B7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78]" office:value-type="float" office:value="0" calcext:value-type="float">
            <text:p/>
          </table:table-cell>
          <table:table-cell table:style-name="ce8" table:formula="of:=['Previous Financials'.B7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79]" office:value-type="float" office:value="0" calcext:value-type="float">
            <text:p/>
          </table:table-cell>
          <table:table-cell table:style-name="ce8" table:formula="of:=['Previous Financials'.B7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80]" office:value-type="float" office:value="0" calcext:value-type="float">
            <text:p/>
          </table:table-cell>
          <table:table-cell table:style-name="ce8" table:formula="of:=['Previous Financials'.B80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81]" office:value-type="float" office:value="0" calcext:value-type="float">
            <text:p/>
          </table:table-cell>
          <table:table-cell table:style-name="ce8" table:formula="of:=['Previous Financials'.B81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82]" office:value-type="float" office:value="0" calcext:value-type="float">
            <text:p/>
          </table:table-cell>
          <table:table-cell table:style-name="ce8" table:formula="of:=['Previous Financials'.B82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83]" office:value-type="float" office:value="0" calcext:value-type="float">
            <text:p/>
          </table:table-cell>
          <table:table-cell table:style-name="ce8" table:formula="of:=['Previous Financials'.B83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84]" office:value-type="float" office:value="0" calcext:value-type="float">
            <text:p/>
          </table:table-cell>
          <table:table-cell table:style-name="ce8" table:formula="of:=['Previous Financials'.B84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85]" office:value-type="float" office:value="0" calcext:value-type="float">
            <text:p/>
          </table:table-cell>
          <table:table-cell table:style-name="ce8" table:formula="of:=['Previous Financials'.B85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86]" office:value-type="float" office:value="0" calcext:value-type="float">
            <text:p/>
          </table:table-cell>
          <table:table-cell table:style-name="ce8" table:formula="of:=['Previous Financials'.B86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87]" office:value-type="float" office:value="0" calcext:value-type="float">
            <text:p/>
          </table:table-cell>
          <table:table-cell table:style-name="ce8" table:formula="of:=['Previous Financials'.B87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88]" office:value-type="float" office:value="0" calcext:value-type="float">
            <text:p/>
          </table:table-cell>
          <table:table-cell table:style-name="ce8" table:formula="of:=['Previous Financials'.B88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  <table:table-row table:style-name="ro3">
          <table:table-cell table:style-name="ce8" table:formula="of:=['Previous Financials'.A89]" office:value-type="float" office:value="0" calcext:value-type="float">
            <text:p/>
          </table:table-cell>
          <table:table-cell table:style-name="ce8" table:formula="of:=['Previous Financials'.B89]" office:value-type="float" office:value="0" calcext:value-type="float">
            <text:p/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4:42:06.433320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4T15:52:58.954698621</dc:date>
    <meta:editing-duration>PT4H41M48S</meta:editing-duration>
    <meta:editing-cycles>12</meta:editing-cycles>
    <meta:generator>LibreOffice/5.0.6.2$Linux_X86_64 LibreOffice_project/00$Build-2</meta:generator>
    <meta:document-statistic meta:table-count="3" meta:cell-count="648" meta:object-count="0"/>
  </office:meta>
</office:document-meta>
</file>